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 style:data-style-name="N5120">
      <style:table-cell-properties fo:border-bottom="none" style:diagonal-bl-tr="none" style:diagonal-tl-br="none" fo:border-left="none" fo:border-right="0.0138in solid #000000" style:rotation-align="none" fo:border-top="0.0138in solid #00000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Excel_20_Built-in_20_Normal" style:data-style-name="N5120">
      <style:table-cell-properties fo:border-bottom="none" style:diagonal-bl-tr="none" style:diagonal-tl-br="none" fo:border-left="none" fo:border-right="0.0138in solid #000000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Excel_20_Built-in_20_Normal" style:data-style-name="N5120">
      <style:table-cell-properties style:diagonal-bl-tr="none" style:diagonal-tl-br="none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Excel_20_Built-in_20_Normal" style:data-style-name="N5120"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20_Built-in_20_Normal" style:data-style-name="N5120">
      <style:table-cell-properties fo:border-bottom="0.0346in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1000" style:apply-style-name="ConditionalStyle_5f_15" style:base-cell-address="Sheet1.A1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1000" style:apply-style-name="ConditionalStyle_5f_15" style:base-cell-address="Sheet1.A1"/>
    </style:style>
    <style:style style:name="ce8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1000" style:apply-style-name="ConditionalStyle_5f_15" style:base-cell-address="Sheet1.A1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50" style:apply-style-name="ConditionalStyle_5f_14" style:base-cell-address="Sheet1.A1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50" style:apply-style-name="ConditionalStyle_5f_14" style:base-cell-address="Sheet1.A1"/>
    </style:style>
    <style:style style:name="ce11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50" style:apply-style-name="ConditionalStyle_5f_14" style:base-cell-address="Sheet1.A1"/>
    </style:style>
    <style:style style:name="ce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1000" style:apply-style-name="ConditionalStyle_5f_15" style:base-cell-address="Sheet1.A1"/>
    </style:style>
    <style:style style:name="ce13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1000" style:apply-style-name="ConditionalStyle_5f_15" style:base-cell-address="Sheet1.A1"/>
    </style:style>
    <style:style style:name="ce1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1000" style:apply-style-name="ConditionalStyle_5f_15" style:base-cell-address="Sheet1.A1"/>
    </style:style>
    <style:style style:name="ce1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50" style:apply-style-name="ConditionalStyle_5f_14" style:base-cell-address="Sheet1.A1"/>
    </style:style>
    <style:style style:name="ce1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50" style:apply-style-name="ConditionalStyle_5f_14" style:base-cell-address="Sheet1.A1"/>
    </style:style>
    <style:style style:name="ce17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50" style:apply-style-name="ConditionalStyle_5f_14" style:base-cell-address="Sheet1.A1"/>
    </style:style>
    <style:style style:name="ce1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1000" style:apply-style-name="ConditionalStyle_5f_15" style:base-cell-address="Sheet1.A1"/>
    </style:style>
    <style:style style:name="ce19" style:family="table-cell" style:parent-style-name="Excel_20_Built-in_20_Normal">
      <style:table-cell-properties fo:border-bottom="none" fo:background-color="#ddd9c3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1000" style:apply-style-name="ConditionalStyle_5f_15" style:base-cell-address="Sheet1.A1"/>
    </style:style>
    <style:style style:name="ce20" style:family="table-cell" style:parent-style-name="Excel_20_Built-in_20_Normal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50" style:apply-style-name="ConditionalStyle_5f_14" style:base-cell-address="Sheet1.A1"/>
    </style:style>
    <style:style style:name="ce21" style:family="table-cell" style:parent-style-name="Excel_20_Built-in_20_Normal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1000" style:apply-style-name="ConditionalStyle_5f_15" style:base-cell-address="Sheet1.A1"/>
    </style:style>
    <style:style style:name="ce22" style:family="table-cell" style:parent-style-name="Excel_20_Built-in_20_Normal">
      <style:table-cell-properties fo:border-bottom="none" fo:background-color="#eeece1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1000" style:apply-style-name="ConditionalStyle_5f_15" style:base-cell-address="Sheet1.A1"/>
    </style:style>
    <style:style style:name="ce23" style:family="table-cell" style:parent-style-name="Excel_20_Built-in_20_Normal">
      <style:table-cell-properties fo:background-color="#eeece1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50" style:apply-style-name="ConditionalStyle_5f_14" style:base-cell-address="Sheet1.A1"/>
    </style:style>
    <style:style style:name="ce24" style:family="table-cell" style:parent-style-name="Excel_20_Built-in_20_Normal">
      <style:table-cell-properties fo:background-color="#eeece1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1000" style:apply-style-name="ConditionalStyle_5f_15" style:base-cell-address="Sheet1.A1"/>
    </style:style>
    <style:style style:name="ce25" style:family="table-cell" style:parent-style-name="Excel_20_Built-in_20_Normal">
      <style:table-cell-properties fo:background-color="#eeece1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1000" style:apply-style-name="ConditionalStyle_5f_15" style:base-cell-address="Sheet1.A1"/>
    </style:style>
    <style:style style:name="ce26" style:family="table-cell" style:parent-style-name="Excel_20_Built-in_20_Normal">
      <style:table-cell-properties fo:border-bottom="none" fo:background-color="#eeece1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50" style:apply-style-name="ConditionalStyle_5f_14" style:base-cell-address="Sheet1.A1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5" table:default-cell-style-name="Default"/>
        <table:table-column table:style-name="co1" table:default-cell-style-name="ce10"/>
        <table:table-row table:style-name="ro1">
          <table:table-cell office:value-type="string">
            <text:p>GRP</text:p>
          </table:table-cell>
          <table:table-cell office:value-type="string">
            <text:p>ROOM</text:p>
          </table:table-cell>
          <table:table-cell office:value-type="string">
            <text:p>CLASS</text:p>
          </table:table-cell>
          <table:table-cell table:style-name="Default" office:value-type="string">
            <text:p>DATE</text:p>
          </table:table-cell>
          <table:table-cell office:value-type="string">
            <text:p>MEAS</text:p>
          </table:table-cell>
          <table:table-cell office:value-type="string">
            <text:p>PARAM</text:p>
          </table:table-cell>
          <table:table-cell office:value-type="string">
            <text:p>SITE</text:p>
          </table:table-cell>
          <table:table-cell office:value-type="string">
            <text:p>BLOCK</text:p>
          </table:table-cell>
          <table:table-cell office:value-type="string">
            <text:p>REP</text:p>
          </table:table-cell>
          <table:table-cell table:style-name="Default" office:value-type="string">
            <text:p>RES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32">
            <text:p>3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1">
            <text:p>1</text:p>
          </table:table-cell>
          <table:table-cell table:style-name="ce7" office:value-type="float" office:value="48">
            <text:p>48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1">
            <text:p>1</text:p>
          </table:table-cell>
          <table:table-cell table:style-name="ce7" office:value-type="float" office:value="10">
            <text:p>1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2">
            <text:p>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19">
            <text:p>19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43">
            <text:p>43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26">
            <text:p>26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1">
            <text:p>1</text:p>
          </table:table-cell>
          <table:table-cell table:style-name="ce7" office:value-type="float" office:value="112">
            <text:p>11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33">
            <text:p>33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18">
            <text:p>18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19">
            <text:p>19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1">
            <text:p>1</text:p>
          </table:table-cell>
          <table:table-cell table:style-name="ce8" office:value-type="float" office:value="52">
            <text:p>5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1">
            <text:p>1</text:p>
          </table:table-cell>
          <table:table-cell table:style-name="ce9" office:value-type="float" office:value="8">
            <text:p>8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1">
            <text:p>1</text:p>
          </table:table-cell>
          <table:table-cell table:style-name="ce9" office:value-type="float" office:value="6">
            <text:p>6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1">
            <text:p>1</text:p>
          </table:table-cell>
          <table:table-cell table:style-name="ce9"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1">
            <text:p>1</text:p>
          </table:table-cell>
          <table:table-cell table:style-name="ce11" office:value-type="float" office:value="8">
            <text:p>8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7" office:value-type="float" office:value="25">
            <text:p>25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7">
            <text:p>7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110">
            <text:p>11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13">
            <text:p>13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5">
            <text:p>5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28">
            <text:p>28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18">
            <text:p>18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float" office:value="80">
            <text:p>8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9" office:value-type="float" office:value="3">
            <text:p>3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9"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7" office:value-type="float" office:value="64">
            <text:p>64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2"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2"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2" office:value-type="float" office:value="103">
            <text:p>103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2" office:value-type="float" office:value="49">
            <text:p>49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2" office:value-type="float" office:value="2">
            <text:p>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2" office:value-type="float" office:value="6">
            <text:p>6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2" office:value-type="float" office:value="8">
            <text:p>8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2" office:value-type="float" office:value="23">
            <text:p>23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3" office:value-type="float" office:value="23">
            <text:p>23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9" office:value-type="float" office:value="4">
            <text:p>4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1" office:value-type="float" office:value="3">
            <text:p>3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1">
            <text:p>1</text:p>
          </table:table-cell>
          <table:table-cell table:style-name="ce14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64">
            <text:p>64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9">
            <text:p>9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40">
            <text:p>4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725">
            <text:p>725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55">
            <text:p>55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28">
            <text:p>28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14">
            <text:p>14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10">
            <text:p>1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5">
            <text:p>5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61">
            <text:p>6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1">
            <text:p>1</text:p>
          </table:table-cell>
          <table:table-cell table:style-name="ce8" office:value-type="float" office:value="62">
            <text:p>6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1">
            <text:p>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1">
            <text:p>1</text:p>
          </table:table-cell>
          <table:table-cell table:style-name="ce11" office:value-type="float" office:value="3">
            <text:p>3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7" office:value-type="float" office:value="104">
            <text:p>104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7" office:value-type="float" office:value="24">
            <text:p>24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21">
            <text:p>2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464">
            <text:p>464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67">
            <text:p>67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5">
            <text:p>5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11">
            <text:p>1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18">
            <text:p>18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37">
            <text:p>37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56">
            <text:p>56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float" office:value="101">
            <text:p>10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" office:value-type="float" office:value="9">
            <text:p>9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2" office:value-type="float" office:value="94">
            <text:p>94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2" office:value-type="float" office:value="24">
            <text:p>24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2" office:value-type="float" office:value="26">
            <text:p>26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2" office:value-type="float" office:value="101">
            <text:p>10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2" office:value-type="float" office:value="47">
            <text:p>47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2"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2" office:value-type="float" office:value="17">
            <text:p>17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2" office:value-type="float" office:value="5">
            <text:p>5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2" office:value-type="float" office:value="2">
            <text:p>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2" office:value-type="float" office:value="21">
            <text:p>2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2" office:value-type="float" office:value="21">
            <text:p>2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3" office:value-type="float" office:value="51">
            <text:p>5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5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6" office:value-type="float" office:value="12">
            <text:p>1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6" office:value-type="float" office:value="2">
            <text:p>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6" office:value-type="float" office:value="6">
            <text:p>6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6" office:value-type="float" office:value="4">
            <text:p>4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6" office:value-type="float" office:value="4">
            <text:p>4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6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6" office:value-type="float" office:value="2">
            <text:p>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6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6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6" office:value-type="float" office:value="4">
            <text:p>4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6" office:value-type="float" office:value="5">
            <text:p>5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7" office:value-type="float" office:value="5">
            <text:p>5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table:number-columns-repeated="2" office:value-type="float" office:value="1">
            <text:p>1</text:p>
          </table:table-cell>
          <table:table-cell table:style-name="ce18" office:value-type="float" office:value="2">
            <text:p>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3">
            <text:p>3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10">
            <text:p>1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2">
            <text:p>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6">
            <text:p>6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table:number-columns-repeated="2" office:value-type="float" office:value="1">
            <text:p>1</text:p>
          </table:table-cell>
          <table:table-cell table:style-name="ce19"/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12">
            <text:p>1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5">
            <text:p>5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52">
            <text:p>5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5">
            <text:p>5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15">
            <text:p>15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40">
            <text:p>4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table:number-columns-repeated="2" office:value-type="float" office:value="1">
            <text:p>1</text:p>
          </table:table-cell>
          <table:table-cell table:style-name="ce8" office:value-type="float" office:value="85">
            <text:p>85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table:number-columns-repeated="2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table:number-columns-repeated="2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table:number-columns-repeated="2" office:value-type="float" office:value="1">
            <text:p>1</text:p>
          </table:table-cell>
          <table:table-cell table:style-name="ce20"/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table:number-columns-repeated="2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table:number-columns-repeated="2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table:number-columns-repeated="2" office:value-type="float" office:value="1">
            <text:p>1</text:p>
          </table:table-cell>
          <table:table-cell table:style-name="ce11" office:value-type="float" office:value="7">
            <text:p>7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9">
            <text:p>9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41">
            <text:p>4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4">
            <text:p>4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43">
            <text:p>43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1"/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12">
            <text:p>1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28">
            <text:p>28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19">
            <text:p>19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9">
            <text:p>9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32">
            <text:p>3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118">
            <text:p>118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float" office:value="314">
            <text:p>314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0"/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" office:value-type="float" office:value="14">
            <text:p>14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2" office:value-type="float" office:value="5">
            <text:p>5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2" office:value-type="float" office:value="5">
            <text:p>5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2" office:value-type="float" office:value="28">
            <text:p>28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2"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2" office:value-type="float" office:value="27">
            <text:p>27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1"/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2" office:value-type="float" office:value="14">
            <text:p>14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2" office:value-type="float" office:value="17">
            <text:p>17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2" office:value-type="float" office:value="47">
            <text:p>47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2" office:value-type="float" office:value="5">
            <text:p>5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2" office:value-type="float" office:value="22">
            <text:p>2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2" office:value-type="float" office:value="117">
            <text:p>117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3" office:value-type="float" office:value="195">
            <text:p>195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0"/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1" office:value-type="float" office:value="11">
            <text:p>1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2" office:value-type="float" office:value="65">
            <text:p>65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2" office:value-type="float" office:value="291">
            <text:p>29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2" office:value-type="float" office:value="85">
            <text:p>85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2" office:value-type="float" office:value="8">
            <text:p>8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2" office:value-type="float" office:value="64">
            <text:p>64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2" office:value-type="float" office:value="392">
            <text:p>39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2" office:value-type="float" office:value="73">
            <text:p>73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2" office:value-type="float" office:value="20">
            <text:p>2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2" office:value-type="float" office:value="33">
            <text:p>33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2" office:value-type="float" office:value="1126">
            <text:p>1126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2" office:value-type="float" office:value="41">
            <text:p>4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2" office:value-type="float" office:value="307">
            <text:p>307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3" office:value-type="float" office:value="67">
            <text:p>67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9" office:value-type="float" office:value="7">
            <text:p>7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9" office:value-type="float" office:value="16">
            <text:p>16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9" office:value-type="float" office:value="9">
            <text:p>9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1" office:value-type="float" office:value="13">
            <text:p>13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2">
            <text:p>2</text:p>
          </table:table-cell>
          <table:table-cell table:style-name="ce7" office:value-type="float" office:value="32">
            <text:p>3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2">
            <text:p>2</text:p>
          </table:table-cell>
          <table:table-cell table:style-name="ce7" office:value-type="float" office:value="168">
            <text:p>168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2">
            <text:p>2</text:p>
          </table:table-cell>
          <table:table-cell table:style-name="ce7" office:value-type="float" office:value="60">
            <text:p>6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2">
            <text:p>2</text:p>
          </table:table-cell>
          <table:table-cell table:style-name="ce12" office:value-type="float" office:value="9">
            <text:p>9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2">
            <text:p>2</text:p>
          </table:table-cell>
          <table:table-cell table:style-name="ce12" office:value-type="float" office:value="159">
            <text:p>159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2">
            <text:p>2</text:p>
          </table:table-cell>
          <table:table-cell table:style-name="ce12" office:value-type="float" office:value="71">
            <text:p>7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2">
            <text:p>2</text:p>
          </table:table-cell>
          <table:table-cell table:style-name="ce12" office:value-type="float" office:value="19">
            <text:p>19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2">
            <text:p>2</text:p>
          </table:table-cell>
          <table:table-cell table:style-name="ce12" office:value-type="float" office:value="17">
            <text:p>17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2">
            <text:p>2</text:p>
          </table:table-cell>
          <table:table-cell table:style-name="ce12" office:value-type="float" office:value="38">
            <text:p>38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2">
            <text:p>2</text:p>
          </table:table-cell>
          <table:table-cell table:style-name="ce12" office:value-type="float" office:value="697">
            <text:p>697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2">
            <text:p>2</text:p>
          </table:table-cell>
          <table:table-cell table:style-name="ce12" office:value-type="float" office:value="36">
            <text:p>36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2">
            <text:p>2</text:p>
          </table:table-cell>
          <table:table-cell table:style-name="ce12" office:value-type="float" office:value="163">
            <text:p>163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2">
            <text:p>2</text:p>
          </table:table-cell>
          <table:table-cell table:style-name="ce13" office:value-type="float" office:value="103">
            <text:p>103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2">
            <text:p>2</text:p>
          </table:table-cell>
          <table:table-cell table:style-name="ce9" office:value-type="float" office:value="4">
            <text:p>4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2">
            <text:p>2</text:p>
          </table:table-cell>
          <table:table-cell table:style-name="ce9" office:value-type="float" office:value="12">
            <text:p>1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2">
            <text:p>2</text:p>
          </table:table-cell>
          <table:table-cell table:style-name="ce9" office:value-type="float" office:value="7">
            <text:p>7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2">
            <text:p>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2">
            <text:p>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2">
            <text:p>2</text:p>
          </table:table-cell>
          <table:table-cell table:style-name="ce11" office:value-type="float" office:value="15">
            <text:p>15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float" office:value="7">
            <text:p>7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float" office:value="105">
            <text:p>105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float" office:value="33">
            <text:p>33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108">
            <text:p>108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281">
            <text:p>28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11">
            <text:p>1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96">
            <text:p>96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35">
            <text:p>35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308">
            <text:p>308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5">
            <text:p>5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193">
            <text:p>193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3" office:value-type="float" office:value="85">
            <text:p>85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6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6" office:value-type="float" office:value="6">
            <text:p>6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6" office:value-type="float" office:value="2">
            <text:p>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6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6" office:value-type="float" office:value="7">
            <text:p>7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6" office:value-type="float" office:value="29">
            <text:p>29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6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6" office:value-type="float" office:value="5">
            <text:p>5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6" office:value-type="float" office:value="5">
            <text:p>5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6" office:value-type="float" office:value="2">
            <text:p>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6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6" office:value-type="float" office:value="16">
            <text:p>16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" office:value-type="float" office:value="12">
            <text:p>1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6" office:value-type="float" office:value="32">
            <text:p>3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6" office:value-type="float" office:value="406">
            <text:p>406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6" office:value-type="float" office:value="60">
            <text:p>6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6" office:value-type="float" office:value="38">
            <text:p>38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6" office:value-type="float" office:value="318">
            <text:p>318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6" office:value-type="float" office:value="151">
            <text:p>15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6" office:value-type="float" office:value="59">
            <text:p>59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6" office:value-type="float" office:value="74">
            <text:p>74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6" office:value-type="float" office:value="280">
            <text:p>28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6" office:value-type="float" office:value="229">
            <text:p>229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6" office:value-type="float" office:value="104">
            <text:p>104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6" office:value-type="float" office:value="112">
            <text:p>11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8" office:value-type="float" office:value="59">
            <text:p>59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9" office:value-type="float" office:value="5">
            <text:p>5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9" office:value-type="float" office:value="25">
            <text:p>25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9" office:value-type="float" office:value="9">
            <text:p>9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9" office:value-type="float" office:value="4">
            <text:p>4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9" office:value-type="float" office:value="22">
            <text:p>2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9" office:value-type="float" office:value="12">
            <text:p>1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9" office:value-type="float" office:value="8">
            <text:p>8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9" office:value-type="float" office:value="10">
            <text:p>1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9" office:value-type="float" office:value="22">
            <text:p>2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9" office:value-type="float" office:value="9">
            <text:p>9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9" office:value-type="float" office:value="13">
            <text:p>13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9" office:value-type="float" office:value="10">
            <text:p>1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1" office:value-type="float" office:value="4">
            <text:p>4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2">
            <text:p>2</text:p>
          </table:table-cell>
          <table:table-cell table:style-name="ce7" office:value-type="float" office:value="34">
            <text:p>34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2">
            <text:p>2</text:p>
          </table:table-cell>
          <table:table-cell table:style-name="ce7" office:value-type="float" office:value="126">
            <text:p>126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2">
            <text:p>2</text:p>
          </table:table-cell>
          <table:table-cell table:style-name="ce7" office:value-type="float" office:value="137">
            <text:p>137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2">
            <text:p>2</text:p>
          </table:table-cell>
          <table:table-cell table:style-name="ce7" office:value-type="float" office:value="15">
            <text:p>15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2">
            <text:p>2</text:p>
          </table:table-cell>
          <table:table-cell table:style-name="ce7" office:value-type="float" office:value="13">
            <text:p>13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2">
            <text:p>2</text:p>
          </table:table-cell>
          <table:table-cell table:style-name="ce7" office:value-type="float" office:value="206">
            <text:p>206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2">
            <text:p>2</text:p>
          </table:table-cell>
          <table:table-cell table:style-name="ce7" office:value-type="float" office:value="109">
            <text:p>109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2">
            <text:p>2</text:p>
          </table:table-cell>
          <table:table-cell table:style-name="ce7" office:value-type="float" office:value="141">
            <text:p>14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2">
            <text:p>2</text:p>
          </table:table-cell>
          <table:table-cell table:style-name="ce7" office:value-type="float" office:value="139">
            <text:p>139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2">
            <text:p>2</text:p>
          </table:table-cell>
          <table:table-cell table:style-name="ce7" office:value-type="float" office:value="96">
            <text:p>96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2">
            <text:p>2</text:p>
          </table:table-cell>
          <table:table-cell table:style-name="ce7" office:value-type="float" office:value="82">
            <text:p>8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2">
            <text:p>2</text:p>
          </table:table-cell>
          <table:table-cell table:style-name="ce7" office:value-type="float" office:value="97">
            <text:p>97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2">
            <text:p>2</text:p>
          </table:table-cell>
          <table:table-cell table:style-name="ce13" office:value-type="float" office:value="14">
            <text:p>14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2">
            <text:p>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2">
            <text:p>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2">
            <text:p>2</text:p>
          </table:table-cell>
          <table:table-cell table:style-name="ce11" office:value-type="float" office:value="2">
            <text:p>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10">
            <text:p>1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158">
            <text:p>158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101">
            <text:p>10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12">
            <text:p>1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296">
            <text:p>296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170">
            <text:p>17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79">
            <text:p>79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29">
            <text:p>29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270">
            <text:p>27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49">
            <text:p>49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38">
            <text:p>38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226">
            <text:p>226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3" office:value-type="float" office:value="8">
            <text:p>8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1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table:number-columns-repeated="2" office:value-type="float" office:value="2">
            <text:p>2</text:p>
          </table:table-cell>
          <table:table-cell table:style-name="ce24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table:number-columns-repeated="2" office:value-type="float" office:value="2">
            <text:p>2</text:p>
          </table:table-cell>
          <table:table-cell table:style-name="ce24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table:number-columns-repeated="2" office:value-type="float" office:value="2">
            <text:p>2</text:p>
          </table:table-cell>
          <table:table-cell table:style-name="ce24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table:number-columns-repeated="2" office:value-type="float" office:value="2">
            <text:p>2</text:p>
          </table:table-cell>
          <table:table-cell table:style-name="ce24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table:number-columns-repeated="2" office:value-type="float" office:value="2">
            <text:p>2</text:p>
          </table:table-cell>
          <table:table-cell table:style-name="ce24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table:number-columns-repeated="2" office:value-type="float" office:value="2">
            <text:p>2</text:p>
          </table:table-cell>
          <table:table-cell table:style-name="ce24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table:number-columns-repeated="2" office:value-type="float" office:value="2">
            <text:p>2</text:p>
          </table:table-cell>
          <table:table-cell table:style-name="ce24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table:number-columns-repeated="2" office:value-type="float" office:value="2">
            <text:p>2</text:p>
          </table:table-cell>
          <table:table-cell table:style-name="ce24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table:number-columns-repeated="2" office:value-type="float" office:value="2">
            <text:p>2</text:p>
          </table:table-cell>
          <table:table-cell table:style-name="ce24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table:number-columns-repeated="2" office:value-type="float" office:value="2">
            <text:p>2</text:p>
          </table:table-cell>
          <table:table-cell table:style-name="ce24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table:number-columns-repeated="2" office:value-type="float" office:value="2">
            <text:p>2</text:p>
          </table:table-cell>
          <table:table-cell table:style-name="ce24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table:number-columns-repeated="2" office:value-type="float" office:value="2">
            <text:p>2</text:p>
          </table:table-cell>
          <table:table-cell table:style-name="ce24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table:number-columns-repeated="2" office:value-type="float" office:value="2">
            <text:p>2</text:p>
          </table:table-cell>
          <table:table-cell table:style-name="ce24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table:number-columns-repeated="2" office:value-type="float" office:value="2">
            <text:p>2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table:number-columns-repeated="2" office:value-type="float" office:value="2">
            <text:p>2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table:number-columns-repeated="2" office:value-type="float" office:value="2">
            <text:p>2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table:number-columns-repeated="2" office:value-type="float" office:value="2">
            <text:p>2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table:number-columns-repeated="2" office:value-type="float" office:value="2">
            <text:p>2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table:number-columns-repeated="2" office:value-type="float" office:value="2">
            <text:p>2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table:number-columns-repeated="2" office:value-type="float" office:value="2">
            <text:p>2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table:number-columns-repeated="2" office:value-type="float" office:value="2">
            <text:p>2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table:number-columns-repeated="2" office:value-type="float" office:value="2">
            <text:p>2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table:number-columns-repeated="2" office:value-type="float" office:value="2">
            <text:p>2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table:number-columns-repeated="2" office:value-type="float" office:value="2">
            <text:p>2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table:number-columns-repeated="2" office:value-type="float" office:value="2">
            <text:p>2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table:number-columns-repeated="2" office:value-type="float" office:value="2">
            <text:p>2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5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5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5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5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5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5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5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5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5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5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5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5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5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6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6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6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6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6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6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6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6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6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6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6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6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6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6" office:value-type="float" office:value="40">
            <text:p>4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6" office:value-type="float" office:value="107">
            <text:p>107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6" office:value-type="float" office:value="17">
            <text:p>17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6" office:value-type="float" office:value="65">
            <text:p>65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6" office:value-type="float" office:value="229">
            <text:p>229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6" office:value-type="float" office:value="51">
            <text:p>5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6" office:value-type="float" office:value="8">
            <text:p>8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6" office:value-type="float" office:value="361">
            <text:p>36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6" office:value-type="float" office:value="3">
            <text:p>3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6" office:value-type="float" office:value="3">
            <text:p>3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6" office:value-type="float" office:value="57">
            <text:p>57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8" office:value-type="float" office:value="47">
            <text:p>47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9" office:value-type="float" office:value="4">
            <text:p>4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9" office:value-type="float" office:value="23">
            <text:p>23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9" office:value-type="float" office:value="7">
            <text:p>7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9" office:value-type="float" office:value="15">
            <text:p>15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9" office:value-type="float" office:value="8">
            <text:p>8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9" office:value-type="float" office:value="5">
            <text:p>5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9" office:value-type="float" office:value="11">
            <text:p>1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9" office:value-type="float" office:value="8">
            <text:p>8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1" office:value-type="float" office:value="7">
            <text:p>7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41">
            <text:p>4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62">
            <text:p>6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32">
            <text:p>3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187">
            <text:p>187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61">
            <text:p>6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41">
            <text:p>4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12">
            <text:p>1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230">
            <text:p>23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18">
            <text:p>18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19">
            <text:p>19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42">
            <text:p>4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3" office:value-type="float" office:value="46">
            <text:p>46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1" office:value-type="float" office:value="5">
            <text:p>5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30">
            <text:p>3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37">
            <text:p>37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7">
            <text:p>7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139">
            <text:p>139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70">
            <text:p>7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21">
            <text:p>2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20">
            <text:p>2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104">
            <text:p>104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6">
            <text:p>6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112">
            <text:p>11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71">
            <text:p>7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3">
            <text:p>3</text:p>
          </table:table-cell>
          <table:table-cell table:style-name="ce13" office:value-type="float" office:value="21">
            <text:p>2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3">
            <text:p>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3">
            <text:p>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3">
            <text:p>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3">
            <text:p>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3">
            <text:p>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0">
            <text:p>610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3">
            <text:p>3</text:p>
          </table:table-cell>
          <table:table-cell table:style-name="ce11"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4" office:value-type="float" office:value="25">
            <text:p>25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6" office:value-type="float" office:value="29">
            <text:p>29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6" office:value-type="float" office:value="34">
            <text:p>34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6" office:value-type="float" office:value="11">
            <text:p>1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6" office:value-type="float" office:value="32">
            <text:p>3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6" office:value-type="float" office:value="224">
            <text:p>224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6" office:value-type="float" office:value="16">
            <text:p>16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6" office:value-type="float" office:value="10">
            <text:p>1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6" office:value-type="float" office:value="56">
            <text:p>56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6" office:value-type="float" office:value="21">
            <text:p>2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6" office:value-type="float" office:value="203">
            <text:p>203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6" office:value-type="float" office:value="64">
            <text:p>64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8" office:value-type="float" office:value="35">
            <text:p>35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1" office:value-type="float" office:value="7">
            <text:p>7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8">
            <text:p>8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7">
            <text:p>7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92">
            <text:p>9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13">
            <text:p>13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4">
            <text:p>4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31">
            <text:p>3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12">
            <text:p>1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59">
            <text:p>59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17">
            <text:p>17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3" office:value-type="float" office:value="6">
            <text:p>6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1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25">
            <text:p>25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43">
            <text:p>43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14">
            <text:p>14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3">
            <text:p>3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6">
            <text:p>6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47">
            <text:p>47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3">
            <text:p>3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18">
            <text:p>18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19">
            <text:p>19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3">
            <text:p>3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14">
            <text:p>14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3">
            <text:p>3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1</text:p>
          </table:table-cell>
          <table:table-cell table:number-columns-repeated="2" office:value-type="float" office:value="3">
            <text:p>3</text:p>
          </table:table-cell>
          <table:table-cell table:style-name="ce13" office:value-type="float" office:value="4">
            <text:p>4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3">
            <text:p>3</text:p>
          </table:table-cell>
          <table:table-cell table:style-name="ce15"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3">
            <text:p>3</text:p>
          </table:table-cell>
          <table:table-cell table:style-name="ce16" office:value-type="float" office:value="5">
            <text:p>5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3">
            <text:p>3</text:p>
          </table:table-cell>
          <table:table-cell table:style-name="ce16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3">
            <text:p>3</text:p>
          </table:table-cell>
          <table:table-cell table:style-name="ce16"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3">
            <text:p>3</text:p>
          </table:table-cell>
          <table:table-cell table:style-name="ce16"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3">
            <text:p>3</text:p>
          </table:table-cell>
          <table:table-cell table:style-name="ce16" office:value-type="float" office:value="2">
            <text:p>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3">
            <text:p>3</text:p>
          </table:table-cell>
          <table:table-cell table:style-name="ce16"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3">
            <text:p>3</text:p>
          </table:table-cell>
          <table:table-cell table:style-name="ce16" office:value-type="float" office:value="2">
            <text:p>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3">
            <text:p>3</text:p>
          </table:table-cell>
          <table:table-cell table:style-name="ce16" office:value-type="float" office:value="2">
            <text:p>2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3">
            <text:p>3</text:p>
          </table:table-cell>
          <table:table-cell table:style-name="ce16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3">
            <text:p>3</text:p>
          </table:table-cell>
          <table:table-cell table:style-name="ce16" office:value-type="float" office:value="1">
            <text:p>1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3">
            <text:p>3</text:p>
          </table:table-cell>
          <table:table-cell table:style-name="ce16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number-columns-repeated="2" office:value-type="float" office:value="3">
            <text:p>3</text:p>
          </table:table-cell>
          <table:table-cell table:style-name="ce17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4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4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4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4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4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4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4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4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4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4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4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4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4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table:number-columns-repeated="2" office:value-type="float" office:value="3">
            <text:p>3</text:p>
          </table:table-cell>
          <table:table-cell table:style-name="ce25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table:number-columns-repeated="2" office:value-type="float" office:value="3">
            <text:p>3</text:p>
          </table:table-cell>
          <table:table-cell table:style-name="ce25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table:number-columns-repeated="2" office:value-type="float" office:value="3">
            <text:p>3</text:p>
          </table:table-cell>
          <table:table-cell table:style-name="ce25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table:number-columns-repeated="2" office:value-type="float" office:value="3">
            <text:p>3</text:p>
          </table:table-cell>
          <table:table-cell table:style-name="ce25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table:number-columns-repeated="2" office:value-type="float" office:value="3">
            <text:p>3</text:p>
          </table:table-cell>
          <table:table-cell table:style-name="ce25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table:number-columns-repeated="2" office:value-type="float" office:value="3">
            <text:p>3</text:p>
          </table:table-cell>
          <table:table-cell table:style-name="ce25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table:number-columns-repeated="2" office:value-type="float" office:value="3">
            <text:p>3</text:p>
          </table:table-cell>
          <table:table-cell table:style-name="ce25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table:number-columns-repeated="2" office:value-type="float" office:value="3">
            <text:p>3</text:p>
          </table:table-cell>
          <table:table-cell table:style-name="ce25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table:number-columns-repeated="2" office:value-type="float" office:value="3">
            <text:p>3</text:p>
          </table:table-cell>
          <table:table-cell table:style-name="ce25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table:number-columns-repeated="2" office:value-type="float" office:value="3">
            <text:p>3</text:p>
          </table:table-cell>
          <table:table-cell table:style-name="ce25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table:number-columns-repeated="2" office:value-type="float" office:value="3">
            <text:p>3</text:p>
          </table:table-cell>
          <table:table-cell table:style-name="ce25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table:number-columns-repeated="2" office:value-type="float" office:value="3">
            <text:p>3</text:p>
          </table:table-cell>
          <table:table-cell table:style-name="ce25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0.5">
            <text:p>0.5</text:p>
          </table:table-cell>
          <table:table-cell office:value-type="string">
            <text:p>A2</text:p>
          </table:table-cell>
          <table:table-cell table:number-columns-repeated="2" office:value-type="float" office:value="3">
            <text:p>3</text:p>
          </table:table-cell>
          <table:table-cell table:style-name="ce25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1" office:value-type="date" office:date-value="2012-07-02">
            <text:p>7/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table:number-columns-repeated="2" office:value-type="float" office:value="3">
            <text:p>3</text:p>
          </table:table-cell>
          <table:table-cell table:style-name="ce26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2" office:value-type="date" office:date-value="2012-07-11">
            <text:p>7/11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table:number-columns-repeated="2" office:value-type="float" office:value="3">
            <text:p>3</text:p>
          </table:table-cell>
          <table:table-cell table:style-name="ce26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3" office:value-type="date" office:date-value="2012-07-19">
            <text:p>7/19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table:number-columns-repeated="2" office:value-type="float" office:value="3">
            <text:p>3</text:p>
          </table:table-cell>
          <table:table-cell table:style-name="ce26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23">
            <text:p>7/23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table:number-columns-repeated="2" office:value-type="float" office:value="3">
            <text:p>3</text:p>
          </table:table-cell>
          <table:table-cell table:style-name="ce26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7-30">
            <text:p>7/3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table:number-columns-repeated="2" office:value-type="float" office:value="3">
            <text:p>3</text:p>
          </table:table-cell>
          <table:table-cell table:style-name="ce26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08">
            <text:p>8/8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table:number-columns-repeated="2" office:value-type="float" office:value="3">
            <text:p>3</text:p>
          </table:table-cell>
          <table:table-cell table:style-name="ce26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16">
            <text:p>8/16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table:number-columns-repeated="2" office:value-type="float" office:value="3">
            <text:p>3</text:p>
          </table:table-cell>
          <table:table-cell table:style-name="ce26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0">
            <text:p>8/20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table:number-columns-repeated="2" office:value-type="float" office:value="3">
            <text:p>3</text:p>
          </table:table-cell>
          <table:table-cell table:style-name="ce26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8-27">
            <text:p>8/2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table:number-columns-repeated="2" office:value-type="float" office:value="3">
            <text:p>3</text:p>
          </table:table-cell>
          <table:table-cell table:style-name="ce26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05">
            <text:p>9/5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table:number-columns-repeated="2" office:value-type="float" office:value="3">
            <text:p>3</text:p>
          </table:table-cell>
          <table:table-cell table:style-name="ce26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2">
            <text:p>9/12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table:number-columns-repeated="2" office:value-type="float" office:value="3">
            <text:p>3</text:p>
          </table:table-cell>
          <table:table-cell table:style-name="ce26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office:value-type="date" office:date-value="2012-09-17">
            <text:p>9/17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table:number-columns-repeated="2" office:value-type="float" office:value="3">
            <text:p>3</text:p>
          </table:table-cell>
          <table:table-cell table:style-name="ce26" office:value-type="float" office:value="0">
            <text:p>0</text:p>
          </table:table-cell>
        </table:table-row>
        <table:table-row table:style-name="ro1">
          <table:table-cell office:value-type="string">
            <text:p>BMG</text:p>
          </table:table-cell>
          <table:table-cell office:value-type="float" office:value="613">
            <text:p>613</text:p>
          </table:table-cell>
          <table:table-cell office:value-type="string">
            <text:p>ISO 8</text:p>
          </table:table-cell>
          <table:table-cell table:style-name="ce5" office:value-type="date" office:date-value="2012-09-24">
            <text:p>9/24/2012</text:p>
          </table:table-cell>
          <table:table-cell office:value-type="string">
            <text:p>TP</text:p>
          </table:table-cell>
          <table:table-cell office:value-type="float" office:value="5">
            <text:p>5</text:p>
          </table:table-cell>
          <table:table-cell office:value-type="string">
            <text:p>A2</text:p>
          </table:table-cell>
          <table:table-cell table:number-columns-repeated="2" office:value-type="float" office:value="3">
            <text:p>3</text:p>
          </table:table-cell>
          <table:table-cell table:style-name="ce26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6">
      <number:number number:decimal-places="1" number:min-integer-digits="1"/>
    </number:number-style>
    <number:number-style style:name="N117P0" style:volatile="true">
      <number:number number:decimal-places="0" number:min-integer-digits="1"/>
    </number:number-style>
    <number:number-style style:name="N117">
      <style:text-properties fo:color="#ff0000"/>
      <number:number number:decimal-places="0" number:min-integer-digits="1"/>
      <style:map style:condition="value()&gt;=0" style:apply-style-name="N117P0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15" style:display-name="ConditionalStyle_15" style:family="table-cell" style:parent-style-name="Default">
      <style:table-cell-properties fo:background-color="#ffc7ce"/>
      <style:text-properties fo:color="#9c0006"/>
    </style:style>
    <style:style style:name="ConditionalStyle_5f_14" style:display-name="ConditionalStyle_14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10/30/2013</text:date>, <text:time>21:5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30T21:19:01.33</meta:creation-date>
    <dc:date>2013-10-30T21:57:53.02</dc:date>
    <meta:editing-duration>PT23M51S</meta:editing-duration>
    <meta:editing-cycles>2</meta:editing-cycles>
    <meta:generator>OpenOffice.org/3.4.1$Win32 OpenOffice.org_project/341m1$Build-9593</meta:generator>
    <meta:document-statistic meta:table-count="3" meta:cell-count="7024" meta:object-count="0"/>
  </office:meta>
</office:document-meta>
</file>